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despegar.com-since-2015"/>Despegar.com (since 2015)<text:bookmark-end text:name="despegar.com-since-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i-stop-it-yo-los-paro"/>I stop it (Yo los paro)<text:bookmark-end text:name="i-stop-it-yo-los-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paperhub"/>Paperhub<text:bookmark-end text:name="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1:21:06Z</meta:creation-date>
    <dc:date>2023-02-05T21:21:06Z</dc:date>
    <meta:user-defined meta:name="job" meta:value-type="string">Software Engineer</meta:user-defined>
    <meta:user-defined meta:name="messages" meta:value-type="string"/>
  </office:meta>
</office:document-meta>
</file>